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Text_20_body">
      <style:paragraph-properties fo:break-before="pag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Heading_20_3" style:list-style-name=""/>
    <style:style style:name="P13"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111_105076754" text:style-name="Index_20_Link" text:visited-style-name="Index_20_Link">Objective<text:tab/>2</text:a></text:p>
          <text:p text:style-name="P6"><text:a xlink:type="simple" xlink:href="#__RefHeading__113_105076754" text:style-name="Index_20_Link" text:visited-style-name="Index_20_Link">Getting Started<text:tab/>2</text:a></text:p>
          <text:p text:style-name="P7"><text:a xlink:type="simple" xlink:href="#__RefHeading__115_105076754" text:style-name="Index_20_Link" text:visited-style-name="Index_20_Link">Step 1 – Install Script<text:tab/>2</text:a></text:p>
          <text:p text:style-name="P7"><text:a xlink:type="simple" xlink:href="#__RefHeading__117_105076754" text:style-name="Index_20_Link" text:visited-style-name="Index_20_Link">Step 2 – Create SQL Script<text:tab/>2</text:a></text:p>
          <text:p text:style-name="P8"><text:a xlink:type="simple" xlink:href="#__RefHeading__119_105076754" text:style-name="Index_20_Link" text:visited-style-name="Index_20_Link">Create database statement<text:tab/>2</text:a></text:p>
          <text:p text:style-name="P8"><text:a xlink:type="simple" xlink:href="#__RefHeading__121_105076754" text:style-name="Index_20_Link" text:visited-style-name="Index_20_Link">Create tables script<text:tab/>3</text:a></text:p>
          <text:p text:style-name="P7"><text:a xlink:type="simple" xlink:href="#__RefHeading__123_105076754" text:style-name="Index_20_Link" text:visited-style-name="Index_20_Link">Step 3 – Add Compiler Directive to Zeos.inc<text:tab/>6</text:a></text:p>
          <text:p text:style-name="P7"><text:a xlink:type="simple" xlink:href="#__RefHeading__125_105076754" text:style-name="Index_20_Link" text:visited-style-name="Index_20_Link">Step 4 – Add Relevant Include to ZabstractConnection<text:tab/>6</text:a></text:p>
          <text:p text:style-name="P6"><text:a xlink:type="simple" xlink:href="#__RefHeading__127_105076754" text:style-name="Index_20_Link" text:visited-style-name="Index_20_Link">Designing the Layout for a Database Driver<text:tab/>6</text:a></text:p>
          <text:p text:style-name="P7"><text:a xlink:type="simple" xlink:href="#__RefHeading__1060_1916262468" text:style-name="Index_20_Link" text:visited-style-name="Index_20_Link">The core source files layout<text:tab/>7</text:a></text:p>
          <text:p text:style-name="P6"><text:a xlink:type="simple" xlink:href="#__RefHeading__478_225278410" text:style-name="Index_20_Link" text:visited-style-name="Index_20_Link">Where should I start first, all these files, how do I fit them all together?<text:tab/>8</text:a></text:p>
          <text:p text:style-name="P7"><text:a xlink:type="simple" xlink:href="#__RefHeading__480_225278410" text:style-name="Index_20_Link" text:visited-style-name="Index_20_Link">Number 1 - <text:s/>ZPlainMYDBConstants.pas<text:tab/>8</text:a></text:p>
        </text:index-body>
      </text:table-of-content>
      <text:h text:style-name="P9" text:outline-level="1"/>
      <text:h text:style-name="P10" text:outline-level="1"><text:bookmark-start text:name="__RefHeading__111_105076754"/>Objective<text:bookmark-end text:name="__RefHeading__111_105076754"/></text:h>
      <text:p text:style-name="Standard"/>
      <text:p text:style-name="Standard">This specification is to assist a developer in implementing a new database driver in ZeosDBO. <text:s/>It will hopefully allow new database drivers to be implemented without having to read and understand all the code. <text:s/>Amendments to this document can be submitted to andre at spiceware dot co dot za.</text:p>
      <text:p text:style-name="Standard">I would strongly encourage any person new to Zeos development to read this document properly from start to finish.</text:p>
      <text:p text:style-name="Standard"/>
      <text:h text:style-name="Heading_20_1" text:outline-level="1"><text:bookmark-start text:name="__RefHeading__113_105076754"/>Getting Started<text:bookmark-end text:name="__RefHeading__113_105076754"/></text:h>
      <text:p text:style-name="Standard">It is important to identify what sort of files are used in the protocol of the database engine you plan to implement. <text:s/>Normally these are the client libraries required to establish a connection to the database engine. <text:s/>The other important exercise before starting out is to create the scripts for the test database you wish to implement. <text:s/>Samples of these can be found in the following directories under the repository. </text:p>
      <text:p text:style-name="Standard"/>
      <text:h text:style-name="Heading_20_2" text:outline-level="2"><text:bookmark-start text:name="__RefHeading__115_105076754"/>Step 1 – Install Script<text:bookmark-end text:name="__RefHeading__115_105076754"/></text:h>
      <text:p text:style-name="Standard">The install script is a script to install or create a test database for the Zeos library to run tests against. <text:s/>It is important to have this for our test scripts to validate data returns. <text:s/>This file takes the convention install_&lt;database&gt;.bat. <text:s/>Currently we only have batch files for the windows platform <text:s/>but we welcome anyone to supplement the list with Linux and MacOs scripts.</text:p>
      <text:p text:style-name="Standard"/>
      <text:p text:style-name="Standard">If possible create a relevant install script for the database here:</text:p>
      <text:p text:style-name="P1">&lt;repository&gt;database/install</text:p>
      <text:p text:style-name="Standard"/>
      <text:p text:style-name="Standard">I believe in some cases where a test database is installed by default by the database engine in question it is sufficient to skip step 1 and merely create the following scripts relating to the test database deployed.</text:p>
      <text:p text:style-name="Standard"/>
      <text:h text:style-name="Heading_20_2" text:outline-level="2"><text:bookmark-start text:name="__RefHeading__117_105076754"/>Step 2 – Create SQL Script<text:bookmark-end text:name="__RefHeading__117_105076754"/></text:h>
      <text:p text:style-name="Standard">The create SQL script is a script which must accommodate test tables which implement all the expected column types for a particular database. <text:s/>The reason this is done is because then we can test certain responses from the database and check against expected results. <text:s/>Please translate where necessary to make allowances for your database dialect, date formats and defaults may vary according to the database. <text:s/>The layout of this script will vary from database to database but in essence we need the following:</text:p>
      <text:p text:style-name="Standard"/>
      <text:h text:style-name="Heading_20_3" text:outline-level="3"><text:bookmark-start text:name="__RefHeading__119_105076754"/>Create database statement<text:bookmark-end text:name="__RefHeading__119_105076754"/></text:h>
      <text:p text:style-name="Standard">The create statement creates the database required, generally you can run this and leave commented out unless your SQL dialect supports a “check if database” exists command. <text:s/></text:p>
      <text:p text:style-name="Standard"/>
      <text:h text:style-name="P12" text:outline-level="3"/>
      <text:h text:style-name="P13" text:outline-level="3"><text:bookmark-start text:name="__RefHeading__121_105076754"/>Create tables script<text:bookmark-end text:name="__RefHeading__121_105076754"/></text:h>
      <text:p text:style-name="Text_20_body">The following tables will need to be created with the equivalent database field types as specified here, the primary key is indicated by a (PK) next to the field name and (IDX) indicates an index should be created. <text:s/>The name of this script will be &lt;repository&gt;database/create_&lt;dbimpl&gt;.sql.</text:p>
      <text:p text:style-name="Standard"/>
      <text:p text:style-name="P1">Field Name<text:tab/><text:tab/><text:tab/><text:tab/><text:tab/>Field Type</text:p>
      <text:p text:style-name="P1"/>
      <text:p text:style-name="P1">Table: blob_values</text:p>
      <text:p text:style-name="Standard">b_id (PK)<text:tab/><text:tab/><text:tab/><text:tab/><text:tab/>Integer (not null)</text:p>
      <text:p text:style-name="Standard">b_text<text:tab/><text:tab/><text:tab/><text:tab/><text:tab/><text:tab/>Textual field</text:p>
      <text:p text:style-name="Standard">b_image<text:tab/><text:tab/><text:tab/><text:tab/><text:tab/>Blob field capable of storing binary objects</text:p>
      <text:p text:style-name="Standard"/>
      <text:p text:style-name="P1">Table: date_values</text:p>
      <text:p text:style-name="Standard">d_id (PK)<text:tab/><text:tab/><text:tab/><text:tab/><text:tab/>Integer (not null)</text:p>
      <text:p text:style-name="Standard">d_date<text:tab/><text:tab/><text:tab/><text:tab/><text:tab/><text:tab/>Date field</text:p>
      <text:p text:style-name="Standard">d_time<text:tab/><text:tab/><text:tab/><text:tab/><text:tab/><text:tab/>Time field</text:p>
      <text:p text:style-name="Standard">d_datetime<text:tab/><text:tab/><text:tab/><text:tab/><text:tab/>Datetime field</text:p>
      <text:p text:style-name="Standard">d_timestamp<text:tab/><text:tab/><text:tab/><text:tab/><text:tab/>Timestamp field</text:p>
      <text:p text:style-name="Standard"/>
      <text:p text:style-name="P1">Table: default_values</text:p>
      <text:p text:style-name="Standard">d_id <text:s text:c="26"/><text:tab/><text:tab/><text:tab/><text:tab/>Integer field (not null) auto incremented if possible</text:p>
      <text:p text:style-name="Standard">d_fld1 <text:s text:c="24"/><text:tab/><text:tab/><text:tab/>Integer field with of default 123456</text:p>
      <text:p text:style-name="Standard">d_fld2 <text:s text:c="24"/><text:tab/><text:tab/><text:tab/>Float field with default of 123.456</text:p>
      <text:p text:style-name="Standard">d_fld3 <text:s text:c="20"/><text:tab/> <text:s/><text:tab/><text:tab/><text:tab/>Text field of 10 chars with default of 'xyz'</text:p>
      <text:p text:style-name="Standard">d_fld4 <text:s text:c="20"/><text:tab/> <text:s/><text:tab/><text:tab/><text:tab/>Date field with default of '2003-12-11',</text:p>
      <text:p text:style-name="Standard">d_fld5 <text:s text:c="20"/><text:tab/> <text:s/><text:tab/><text:tab/><text:tab/>Time field with default of '23:12:11',</text:p>
      <text:p text:style-name="Standard">d_fld6 <text:s text:c="20"/><text:tab/> <text:s/><text:tab/><text:tab/><text:tab/>Datetime field with default of '2003-12-11 23:12:11',</text:p>
      <text:p text:style-name="Standard"/>
      <text:p text:style-name="P1">Table: department</text:p>
      <text:p text:style-name="Standard">dep_id (PK) <text:s text:c="24"/><text:tab/><text:tab/><text:tab/>Small integer field (not null), auto incremented </text:p>
      <text:p text:style-name="Standard">dep_name <text:s text:c="22"/><text:tab/><text:tab/><text:tab/>Text field of 20 characters</text:p>
      <text:p text:style-name="Standard">dep_shname <text:s text:c="20"/><text:tab/><text:tab/><text:tab/>Character field of 5 characters</text:p>
      <text:p text:style-name="Standard">dep_address <text:s text:c="18"/><text:tab/><text:tab/><text:tab/>Text field of 255 characters </text:p>
      <text:p text:style-name="Standard"/>
      <text:p text:style-name="P1">Table: equipment</text:p>
      <text:p text:style-name="Standard">eq_id (PK) <text:s text:c="25"/><text:tab/><text:tab/><text:tab/>Integer field (not null) auto incremented if supported</text:p>
      <text:p text:style-name="Standard">eq_name <text:s text:c="23"/><text:tab/><text:tab/><text:tab/>Text field of 30 characters</text:p>
      <text:p text:style-name="Standard">eq_type <text:s text:c="23"/><text:tab/><text:tab/><text:tab/>Small Integer</text:p>
      <text:p text:style-name="Standard">eq_cost <text:s text:c="23"/><text:tab/><text:tab/><text:tab/>Numeric field 9 places and 4 decimals (9,4) </text:p>
      <text:p text:style-name="Standard">eq_date <text:s text:c="23"/><text:tab/><text:tab/><text:tab/>Date field</text:p>
      <text:p text:style-name="Standard">woff_date <text:s text:c="21"/><text:tab/><text:tab/><text:tab/>Date field</text:p>
      <text:p text:style-name="Standard"/>
      <text:p text:style-name="Standard"/>
      <text:p text:style-name="P1">Table: equipment2</text:p>
      <text:p text:style-name="Standard">dep_id (PK) (IDX) <text:s text:c="14"/><text:tab/><text:tab/><text:tab/>Small integer field (not null)</text:p>
      <text:p text:style-name="Standard">eq_id (PK) (IDX) <text:s text:c="5"/><text:tab/><text:tab/><text:tab/><text:tab/>Integer not null (not null)</text:p>
      <text:p text:style-name="Standard"/>
      <text:p text:style-name="P1"><text:soft-page-break/>Field Name<text:tab/><text:tab/><text:tab/><text:tab/><text:tab/>Field Type</text:p>
      <text:p text:style-name="P1"/>
      <text:p text:style-name="P1">Table: extension</text:p>
      <text:p text:style-name="Standard">ext_id (PK) <text:s text:c="14"/><text:tab/><text:tab/><text:tab/><text:tab/>Character field of 10 characters (not null)</text:p>
      <text:p text:style-name="Standard">ext_set1 <text:s text:c="22"/><text:tab/><text:tab/><text:tab/>Character set of ('Y', 'N')</text:p>
      <text:p text:style-name="Standard">ext_set2 <text:s text:c="22"/><text:tab/><text:tab/><text:tab/>Textual set of ('White', 'Black', 'Yellow')</text:p>
      <text:p text:style-name="Standard">ext_enum <text:s text:c="22"/><text:tab/><text:tab/><text:tab/>Textual enumeration of ('Car', 'House', 'Work', 'Dog', <text:tab/><text:tab/><text:tab/><text:tab/><text:tab/><text:tab/>'Wife', 'Child')</text:p>
      <text:p text:style-name="Standard"/>
      <text:p text:style-name="P1">Table: number_values</text:p>
      <text:p text:style-name="Standard">n_id (PK) <text:s text:c="18"/><text:tab/><text:tab/><text:tab/><text:tab/>Integer field (not null)</text:p>
      <text:p text:style-name="Standard">n_tint <text:s text:c="24"/><text:tab/><text:tab/><text:tab/><text:tab/>Tiny Integer field</text:p>
      <text:p text:style-name="Standard">n_sint <text:s text:c="24"/><text:tab/><text:tab/><text:tab/><text:tab/>Small Integer field</text:p>
      <text:p text:style-name="Standard">n_int <text:s text:c="25"/><text:tab/><text:tab/><text:tab/><text:tab/>Integer field</text:p>
      <text:p text:style-name="Standard">n_bdecimal <text:s text:c="20"/><text:tab/><text:tab/><text:tab/>Big Integer field</text:p>
      <text:p text:style-name="Standard">n_numeric <text:s text:c="21"/><text:tab/><text:tab/><text:tab/>Numeric field 9 places and 4 characters, (9,4)</text:p>
      <text:p text:style-name="Standard">n_float <text:s text:c="23"/><text:tab/><text:tab/><text:tab/><text:tab/>Float field</text:p>
      <text:p text:style-name="Standard">n_real <text:s text:c="24"/><text:tab/><text:tab/><text:tab/><text:tab/>Real field</text:p>
      <text:p text:style-name="Standard">n_dprecission <text:s text:c="17"/><text:tab/><text:tab/><text:tab/>Double field</text:p>
      <text:p text:style-name="Standard">n_money <text:s text:c="23"/><text:tab/><text:tab/><text:tab/>Float field 8 places and 2 characters (8,2)</text:p>
      <text:p text:style-name="Standard"/>
      <text:p text:style-name="P1">Table: people</text:p>
      <text:p text:style-name="Standard">p_id (PK) (IDX) <text:s text:c="6"/><text:tab/><text:tab/><text:tab/><text:tab/>Small Integer (not null), auto increment if possible</text:p>
      <text:p text:style-name="Standard">p_dep_id <text:s text:c="22"/><text:tab/><text:tab/><text:tab/>Small Integer</text:p>
      <text:p text:style-name="Standard">p_name <text:s text:c="24"/><text:tab/><text:tab/><text:tab/>Textual field of 40 characters</text:p>
      <text:p text:style-name="Standard">p_begin_work <text:s text:c="18"/><text:tab/><text:tab/><text:tab/>Time field</text:p>
      <text:p text:style-name="Standard">p_end_work <text:s text:c="20"/><text:tab/><text:tab/><text:tab/>Time field</text:p>
      <text:p text:style-name="Standard">p_picture <text:s text:c="21"/><text:tab/><text:tab/><text:tab/>Blob field</text:p>
      <text:p text:style-name="Standard">p_resume <text:s text:c="22"/><text:tab/><text:tab/><text:tab/>Textual field or memo</text:p>
      <text:p text:style-name="Standard">p_redundant <text:s text:c="19"/><text:tab/><text:tab/><text:tab/>Tiny Integer</text:p>
      <text:p text:style-name="Standard"/>
      <text:p text:style-name="P1">Table: string_values</text:p>
      <text:p text:style-name="Standard">s_id (PK) (IDX) <text:s text:c="26"/><text:tab/><text:tab/>Integer field (not null)</text:p>
      <text:p text:style-name="Standard">s_char <text:s text:c="24"/><text:tab/><text:tab/><text:tab/><text:tab/>Character field of 255 characters</text:p>
      <text:p text:style-name="Standard">s_varchar <text:s text:c="21"/><text:tab/><text:tab/><text:tab/>Textual field of 255 characters</text:p>
      <text:p text:style-name="Standard">s_nchar <text:s text:c="23"/><text:tab/><text:tab/><text:tab/>Character field of 255 characters</text:p>
      <text:p text:style-name="Standard">s_nvarchar <text:s text:c="20"/><text:tab/><text:tab/><text:tab/>Textual field of 255 characters</text:p>
      <text:p text:style-name="Standard">s_bit <text:s text:c="25"/><text:tab/><text:tab/><text:tab/><text:tab/>Blob field</text:p>
      <text:p text:style-name="Standard">s_varbit <text:s text:c="22"/><text:tab/><text:tab/><text:tab/>Blob field</text:p>
      <text:p text:style-name="Standard"/>
      <text:p text:style-name="Standard"/>
      <text:p text:style-name="P2">Field Name<text:tab/><text:tab/><text:tab/><text:tab/><text:tab/>Field Type</text:p>
      <text:p text:style-name="P1"/>
      <text:p text:style-name="P1">Table: cargo</text:p>
      <text:p text:style-name="Standard">c_id (PK) <text:s text:c="17"/><text:tab/><text:tab/><text:tab/><text:tab/>Big Integer field (not null)</text:p>
      <text:p text:style-name="Standard">c_dep_id <text:s text:c="22"/><text:tab/><text:tab/><text:tab/>Small Integer field</text:p>
      <text:p text:style-name="Standard">c_name <text:s text:c="24"/><text:tab/><text:tab/><text:tab/>Character field of 10 characters</text:p>
      <text:p text:style-name="Standard">c_seal <text:s text:c="24"/><text:tab/><text:tab/><text:tab/><text:tab/>Tiny Integer field</text:p>
      <text:p text:style-name="Standard">c_date_came <text:s text:c="19"/><text:tab/><text:tab/><text:tab/>Datetime field</text:p>
      <text:p text:style-name="Standard">c_date_out <text:s text:c="20"/><text:tab/><text:tab/><text:tab/>Datetime field</text:p>
      <text:p text:style-name="Standard">c_weight <text:s text:c="22"/><text:tab/><text:tab/><text:tab/>Float field</text:p>
      <text:p text:style-name="Standard">c_width <text:s text:c="23"/><text:tab/><text:tab/><text:tab/>Integer field</text:p>
      <text:p text:style-name="Standard">c_height <text:s text:c="22"/><text:tab/><text:tab/><text:tab/>Integer field</text:p>
      <text:p text:style-name="Standard">c_cost <text:s text:c="24"/><text:tab/><text:tab/><text:tab/><text:tab/>Float field of 12 places and 4 decimals (12,4)</text:p>
      <text:p text:style-name="Standard">c_attributes <text:s text:c="18"/><text:tab/><text:tab/><text:tab/>Blob field</text:p>
      <text:p text:style-name="Standard"/>
      <text:p text:style-name="P1">Table: high_load</text:p>
      <text:p text:style-name="Standard">hl_id (PK)<text:tab/> <text:s text:c="5"/><text:tab/><text:tab/><text:tab/><text:tab/>Integer field (not null)</text:p>
      <text:p text:style-name="Standard">data1<text:tab/><text:tab/> <text:s text:c="5"/><text:tab/><text:tab/><text:tab/><text:tab/>Float field</text:p>
      <text:p text:style-name="Standard">data2<text:tab/><text:tab/> <text:s text:c="5"/><text:tab/><text:tab/><text:tab/><text:tab/>Character field of 10 characters</text:p>
      <text:p text:style-name="Standard"/>
      <text:p text:style-name="P1">View: dep_view</text:p>
      <text:p text:style-name="Standard">A view of all the fields in the department table</text:p>
      <text:p text:style-name="Standard"/>
      <text:p text:style-name="P1">Procedure: procedure1</text:p>
      <text:p text:style-name="Standard">A procedure which takes a parameter of P1 integer and returns R1 integer where R1 is </text:p>
      <text:p text:style-name="Standard">equal to P1 + 1.</text:p>
      <text:p text:style-name="Standard"/>
      <text:p text:style-name="P1">Procedure: procedure2</text:p>
      <text:p text:style-name="Standard">A procedure which returns R1 which is a textual field of 30 characters and is the result of selecting eq_name from the equipment table.</text:p>
      <text:p text:style-name="Standard"><text:s/></text:p>
      <text:p text:style-name="Standard">This concludes the basic implementation of creating a new database script. <text:s/>The next step would be to check if the populate_any.sql script will populate your newly created database with al the relevant information necessary for testing. <text:s/>If this script fails you will need to modify it and create a new script with the convention: &lt;repository&gt;/database/populate_&lt;dbimpl&gt;.sql.</text:p>
      <text:p text:style-name="Standard"/>
      <text:p text:style-name="Standard"/>
      <text:h text:style-name="P11" text:outline-level="2"><text:bookmark-start text:name="__RefHeading__123_105076754"/>Step 3 – Add Compiler Directive to Zeos.inc<text:bookmark-end text:name="__RefHeading__123_105076754"/></text:h>
      <text:p text:style-name="Standard">In the zeos.inc file located in the &lt;repository&gt;/src folder you will need to add the appropriate compiler directive to enable or disable the relevant engine to be created.</text:p>
      <text:p text:style-name="Standard"/>
      <text:p text:style-name="Standard">//Enables my new database connection</text:p>
      <text:p text:style-name="Standard">{$IFNDEF ZEOS_DISABLE_MYDB}</text:p>
      <text:p text:style-name="Standard">{$DEFINE ENABLE_MYDB}</text:p>
      <text:p text:style-name="Standard">{$ENDIF}</text:p>
      <text:p text:style-name="Standard"/>
      <text:h text:style-name="Heading_20_2" text:outline-level="2"><text:bookmark-start text:name="__RefHeading__125_105076754"/>Step 4 – Add Relevant Include to ZabstractConnection<text:bookmark-end text:name="__RefHeading__125_105076754"/></text:h>
      <text:p text:style-name="Standard">In this case you will need to create the relative Zdbc source file which will represent your database driver. <text:s/>We will go over the full implementation of this file in the following section. <text:s/>At this stage you can merely create the unit and add the default Zeos header and disclaimer.</text:p>
      <text:p text:style-name="Standard"/>
      <text:p text:style-name="Standard">{$IFDEF ENABLE_MYDB}</text:p>
      <text:p text:style-name="Standard"><text:s text:c="2"/>ZDbcMYDB,</text:p>
      <text:p text:style-name="Standard">{$ENDIF}</text:p>
      <text:p text:style-name="Standard"/>
      <text:p text:style-name="Standard"/>
      <text:h text:style-name="Heading_20_1" text:outline-level="1"><text:bookmark-start text:name="__RefHeading__127_105076754"/>Designing the Layout for a Database Driver<text:bookmark-end text:name="__RefHeading__127_105076754"/></text:h>
      <text:p text:style-name="Text_20_body">It is important that one understands and implements the following section correctly as it is imperative that we obtain the correct results and that the layout for future implementation of new releases of the same database driver is maintainable.</text:p>
      <text:p text:style-name="Text_20_body"/>
      <text:p text:style-name="Text_20_body">The preferred layout and one which I would recommend is to split the driver constants from the units that handle various version connections. <text:s/>In this manner it makes the maintenance of the constants of the library manageable from the function calls. <text:s/>As soon as a new driver is released for a database engine the constants file can be updated and the new functionality implemented in the applicable derived unit for that driver.</text:p>
      <text:p text:style-name="Text_20_body">If this sounds too complicated allow me to show below the initial files for a driver implementation, please note that I use the term “MYDB” to designate the database driver and it is here where you should replace this term with your database library.</text:p>
      <text:p text:style-name="Text_20_body"/>
      <text:p text:style-name="Text_20_body">Each file is listed below and in the next sections I will cover the specific implementations of each file whilst making observations about what could be implemented using existing database implementations as an example. <text:s/>At this stage it is important to create the files with their relevant headers, each generic includes or uses clause is listed with the files.</text:p>
      <text:h text:style-name="P11" text:outline-level="2"><text:bookmark-start text:name="__RefHeading__1060_1916262468"/>The core source files layout<text:bookmark-end text:name="__RefHeading__1060_1916262468"/></text:h>
      <text:p text:style-name="Text_20_body">The following files are located in the &lt;repository&gt;/src/dbc folder and are the main abstractions of the Zeos library. <text:s/>They are responsible for calling the database specific functions and interpreting the results in a uniform manner for the component set.</text:p>
      <text:p text:style-name="Text_20_body"/>
      <text:p text:style-name="P4">ZDbcMYDB.pas</text:p>
      <text:p text:style-name="Text_20_body">./</text:p>
      <text:p text:style-name="P4">ZDbcMYDBMetadata.pas</text:p>
      <text:p text:style-name="Text_20_body"/>
      <text:p text:style-name="P4">ZDbcMYDBResultSet.pas</text:p>
      <text:p text:style-name="Text_20_body"/>
      <text:p text:style-name="P4">ZDbcMYDBStatement.pas</text:p>
      <text:p text:style-name="Text_20_body"/>
      <text:p text:style-name="P4">ZDbcMYDBUtils.pas</text:p>
      <text:p text:style-name="Text_20_body"/>
      <text:p text:style-name="Text_20_body">The following files are located in the &lt;repository&gt;/src/plain folder and are the main implementations or mapping for the database library. The constants library and main driver file could be included together but it makes maintenance easier to have the files separate.</text:p>
      <text:p text:style-name="Text_20_body"/>
      <text:p text:style-name="P4">ZPlainMYDBConstants.pas</text:p>
      <text:p text:style-name="Text_20_body">uses ZCompatibility;</text:p>
      <text:p text:style-name="P4">ZPlainMYDBDriver.pas</text:p>
      <text:p text:style-name="Text_20_body">uses ZClasses, ZCompatibility, ZPlainDriver, ZPlainLoader, ZPlainMYDBConstants;</text:p>
      <text:p text:style-name="Text_20_body"/>
      <text:p text:style-name="Text_20_body">These files are found in the &lt;repository&gt;/src/parsesql and are responsible for the specific SQL dialect constructs for your database driver.</text:p>
      <text:p text:style-name="Text_20_body"/>
      <text:p text:style-name="P4">ZMYDBAnalyser.pas </text:p>
      <text:p text:style-name="Text_20_body">uses Classes, ZGenericSqlAnalyser;</text:p>
      <text:p text:style-name="P4">ZMYDBToken.pas </text:p>
      <text:p text:style-name="Text_20_body">uses Classes, ZTokenizer, ZGenericSqlToken;</text:p>
      <text:p text:style-name="Text_20_body">Note: We maybe should look into how these inheritances are done, for instance the postgres tokens are inherited by interbase and oracle inherits both postgres tokens and sybase tokens, we should extract these specifics and make it available as generics.</text:p>
      <text:p text:style-name="Text_20_body"/>
      <text:p text:style-name="Text_20_body"/>
      <text:h text:style-name="Heading_20_1" text:outline-level="1"><text:bookmark-start text:name="__RefHeading__478_225278410"/><text:soft-page-break/>Where should I start first, all these files, how do I fit them all together?<text:bookmark-end text:name="__RefHeading__478_225278410"/></text:h>
      <text:p text:style-name="Text_20_body">Most database engines that need to be implemented have a library or API that talks to them. In most cases this is a DLL file on windows or an SO file on Linux. <text:s/>The biggest task for us as developers is to convert the C++ headers for these libraries to the relevant Pascal declarations and types. <text:s/>When we do this we need to translate the functions used in these libraries into Zeos so they work the Zeos way. <text:s/>You will need to get some understanding of equivalent C++ to Pascal type conversions and better still have some knowledge of C++ and DLLs to really get this part correct. <text:s/>I myself am not an expert but you can call a friend or email one on the Zeos team and we'll be more than happy to struggle with you!</text:p>
      <text:p text:style-name="Text_20_body">So hopefully this answers your question:</text:p>
      <text:h text:style-name="Heading_20_2" text:outline-level="2"><text:bookmark-start text:name="__RefHeading__480_225278410"/>Number 1 - <text:s/><text:span text:style-name="T1">ZPlainMYDBConstants.pas</text:span><text:bookmark-end text:name="__RefHeading__480_225278410"/></text:h>
      <text:p text:style-name="Text_20_body">The first file to implement is the <text:span text:style-name="T1">ZPlainMYDBConstants.pas </text:span><text:span text:style-name="T2">file. <text:s/>Why don't we have a look at some examples of what is going in here and how it came about.</text:span></text:p>
      <text:p text:style-name="P5">The declaration is simple:</text:p>
      <text:p text:style-name="P5"/>
      <text:p text:style-name="Text_20_body"><text:span text:style-name="T1">unit</text:span><text:span text:style-name="T2"> ZPlainMYDBConstants;</text:span></text:p>
      <text:p text:style-name="P4">interface</text:p>
      <text:p text:style-name="P5">{$I ZPlain.inc}</text:p>
      <text:p text:style-name="P4">uses</text:p>
      <text:p text:style-name="P5"><text:s text:c="3"/>ZCompatibility;</text:p>
      <text:p text:style-name="P4">const</text:p>
      <text:p text:style-name="P5">…....</text:p>
      <text:p text:style-name="P4">type</text:p>
      <text:p text:style-name="P5">…...</text:p>
      <text:p text:style-name="P4">implementation</text:p>
      <text:p text:style-name="P5"/>
      <text:p text:style-name="Text_20_body"><text:span text:style-name="T1">end.</text:span><text:span text:style-name="T2"> <text:s text:c="2"/></text:span></text:p>
      <text:p text:style-name="Text_20_body">I hope you have two screens, this is where laptop's still need to enhance (screens that extend from the sides). <text:s/>Open the C++ header file on one screen and the Unit in another screen. <text:s/>The C++ header file is normally located in an include folder distributed with the database engine and in most cases will have a .h extension. <text:s/>Do not be surprised if there is more than one file and that the file name is not relevant to the client that is being called. <text:s/>Inside these files are a lot of defines.</text:p>
      <text:p text:style-name="Text_20_body">Example:</text:p>
      <text:p text:style-name="Text_20_body">#define NO_ERROR <text:s text:c="38"/>0</text:p>
      <text:p text:style-name="Text_20_body">The equivalent Pascal version of this would be</text:p>
      <text:p text:style-name="Text_20_body">NO_ERROR <text:tab/><text:tab/><text:tab/><text:tab/><text:tab/>= <text:s/>0;</text:p>
      <text:p text:style-name="Text_20_body"><text:soft-page-break/></text:p>
      <text:p text:style-name="Text_20_body">It does get more complicated when you come across record types in C++, I am using an example now from the Firebird / Interbase implementation:</text:p>
      <text:p text:style-name="Text_20_body"/>
      <text:p text:style-name="Text_20_body">#ifndef ISC_TIMESTAMP_DEFINED</text:p>
      <text:p text:style-name="Text_20_body">typedef int <text:s text:c="20"/>ISC_DATE;</text:p>
      <text:p text:style-name="Text_20_body">typedef unsigned int <text:s text:c="3"/>ISC_TIME;</text:p>
      <text:p text:style-name="Text_20_body">typedef struct</text:p>
      <text:p text:style-name="Text_20_body">{</text:p>
      <text:p text:style-name="Text_20_body"><text:s text:c="8"/>ISC_DATE timestamp_date;</text:p>
      <text:p text:style-name="Text_20_body"><text:s text:c="8"/>ISC_TIME timestamp_time;</text:p>
      <text:p text:style-name="Text_20_body">} ISC_TIMESTAMP;</text:p>
      <text:p text:style-name="Text_20_body">#define ISC_TIMESTAMP_DEFINED</text:p>
      <text:p text:style-name="Text_20_body">#endif <text:s/></text:p>
      <text:p text:style-name="Text_20_body"/>
      <text:p text:style-name="Text_20_body">Basically the above is checking to see if ISC_TIMESTAMP_DEFINED is defined and then is defining it if it is not. Remember in C++ the type comes first then the name;</text:p>
      <text:p text:style-name="Text_20_body"/>
      <text:p text:style-name="Text_20_body">typedef int <text:s text:c="18"/>ISC_DATE;</text:p>
      <text:p text:style-name="Text_20_body">typedef unsigned int <text:s text:c="3"/>ISC_TIME;</text:p>
      <text:p text:style-name="Text_20_body"/>
      <text:p text:style-name="Text_20_body">Translated to our familiar Pascal would be</text:p>
      <text:p text:style-name="Text_20_body"/>
      <text:p text:style-name="Text_20_body">ISC_DATE = LongInt; //int</text:p>
      <text:p text:style-name="Text_20_body">ISC_TIME = Ulong; //unsigned int </text:p>
      <text:p text:style-name="Text_20_body"/>
      <text:p text:style-name="Text_20_body">And now the curve ball, in most cases we would want to use these types in a return from a call to a C++ library and they normally use them <text:s/>as pointers. <text:s/>So we need to add some more code.</text:p>
      <text:p text:style-name="Text_20_body"/>
      <text:p text:style-name="Text_20_body">PISC_DATE = ^ISC_DATE;</text:p>
      <text:p text:style-name="Text_20_body">PISC_TIME = ^ISC_TIME;</text:p>
      <text:p text:style-name="Text_20_body"/>
      <text:p text:style-name="Text_20_body">What about that struct declaration you may ask? Well it follows the same rules now but in the familiar Pascal way. A struct is record declaration and we prefix it with a T, again starting back to front.</text:p>
      <text:p text:style-name="Text_20_body"/>
      <text:p text:style-name="P3">typedef struct</text:p>
      <text:p text:style-name="Text_20_body">{</text:p>
      <text:p text:style-name="Text_20_body"><text:s text:c="8"/>ISC_DATE timestamp_date;</text:p>
      <text:p text:style-name="Text_20_body"><text:s text:c="8"/>ISC_TIME timestamp_time;</text:p>
      <text:p text:style-name="Text_20_body">} ISC_TIMESTAMP;</text:p>
      <text:p text:style-name="Text_20_body"/>
      <text:p text:style-name="Text_20_body">would be the following code snippet:</text:p>
      <text:p text:style-name="Text_20_body"/>
      <text:p text:style-name="Text_20_body">TISC_TIMESTAMP = <text:span text:style-name="T1">record</text:span></text:p>
      <text:p text:style-name="Text_20_body"><text:s/><text:tab/>timestamp_date : ISC_DATE; //see the declaration above</text:p>
      <text:p text:style-name="Text_20_body"><text:tab/>timestamp_time : ISC_TIME;</text:p>
      <text:p text:style-name="Text_20_body"><text:span text:style-name="T1">end</text:span>;</text:p>
      <text:p text:style-name="Text_20_body"/>
      <text:p text:style-name="Text_20_body">And again for use with C++ functions which may return pointers we need to declare the following.</text:p>
      <text:p text:style-name="Text_20_body">PISC_TIMESTAMP = ^TISC_TIMESTAMP;</text:p>
      <text:p text:style-name="Text_20_body">If you're feeling a little out of your depth at this stage then go read up on pointers in Pascal and play with a small C++ library and convert its headers to Pascal.</text:p>
      <text:p text:style-name="Text_20_body"/>
      <text:p text:style-name="Text_20_body">If you're happy to continue then convert all the .h files constants and type declarations to Pascal and add them to <text:span text:style-name="T1">ZPlainMYDBConstants.pas. </text:span><text:span text:style-name="T2">In this manner we create the platform for implementing the database library.</text:span> </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Standard">Implementing a new database driver in ZeosDBO</text:p>
        <text:p text:style-name="Standard">by Andre van Zuyda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12:41:51.04</meta:creation-date>
    <dc:date>2012-07-21T20:38:58.96</dc:date>
    <meta:editing-duration>P1DT24M57S</meta:editing-duration>
    <meta:editing-cycles>49</meta:editing-cycles>
    <meta:generator>LibreOffice/3.5$Windows_x86 LibreOffice_project/165a79a-7059095-e13bb37-fef39a4-9503d18</meta:generator>
    <meta:document-statistic meta:table-count="0" meta:image-count="0" meta:object-count="0" meta:page-count="10" meta:paragraph-count="217" meta:word-count="2170" meta:character-count="15057" meta:non-whitespace-character-count="11394"/>
  </office:meta>
</office:document-meta>
</file>